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4.84cm" style:rel-column-width="8413*"/>
    </style:style>
    <style:style style:name="Table1.B" style:family="table-column">
      <style:table-column-properties style:column-width="1.162cm" style:rel-column-width="659*"/>
    </style:style>
    <style:style style:name="Table1.1" style:family="table-row">
      <style:table-row-properties style:min-row-height="5.953cm"/>
    </style:style>
    <style:style style:name="Table1.A1" style:family="table-cell">
      <style:table-cell-properties style:vertical-align="bottom" fo:padding="0.097cm" fo:border="none"/>
    </style:style>
    <style:style style:name="Table1.2" style:family="table-row">
      <style:table-row-properties style:min-row-height="16.828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language="ro" fo:country="RO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language="ro" fo:country="RO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language="ro" fo:country="RO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language="ro" fo:country="RO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fo:language="ro" fo:country="RO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2pt" fo:language="ro" fo:country="RO" style:font-size-asian="12pt" style:font-size-complex="12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2pt" fo:language="ro" fo:country="RO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1.91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0.559cm" fo:margin-left="1.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Cuprins</text:p>
            <text:p text:style-name="P1"/>
            <text:p text:style-name="P1"/>
          </table:table-cell>
          <table:covered-table-cell/>
        </table:table-row>
        <table:table-row table:style-name="Table1.2">
          <table:table-cell table:style-name="Table1.A2" office:value-type="string">
            <text:list xml:id="list25282027" text:style-name="L1">
              <text:list-item>
                <text:p text:style-name="P6">Introducere</text:p>
                <text:list>
                  <text:list-item>
                    <text:p text:style-name="P7">Motivație și scop . . . . . . . . . . . . . . . . . . . . . . . . . . . . . . . . . . . . . . .</text:p>
                  </text:list-item>
                  <text:list-item>
                    <text:p text:style-name="P7">Scurtă prezentare . . . . . . . . . . . . . . . . . . . . . . . . . . . . . . . . . . . . . . .</text:p>
                  </text:list-item>
                </text:list>
              </text:list-item>
              <text:list-item>
                <text:p text:style-name="P6">Baze de date relaționale</text:p>
                <text:list>
                  <text:list-item>
                    <text:p text:style-name="P8">Normalizarea unei baze de date relaționale . . . . . . . . . . . . . . . . . . .</text:p>
                  </text:list-item>
                  <text:list-item>
                    <text:p text:style-name="P7">Forme normale <text:s/>. . . . . . . . . . . . . . . . . . . . . . . . . . . . . . . . . . . . . . . .</text:p>
                  </text:list-item>
                  <text:list-item>
                    <text:p text:style-name="P7">Normalitatea bazei de date a aplicației . . . . . . . . . . . . . . . . . . . . . .</text:p>
                  </text:list-item>
                </text:list>
              </text:list-item>
              <text:list-item>
                <text:p text:style-name="P6">Tehnologii folosite în realizarea aplicației</text:p>
                <text:list>
                  <text:list-item>
                    <text:p text:style-name="P7">Utilizare tehnologiilor . . . . . . . . . . . . . . . . . . . . . . . . . . . . . . . . . . . </text:p>
                  </text:list-item>
                  <text:list-item>
                    <text:p text:style-name="P7">SQL server <text:s/>. . . . . . . . . . . . . . . . . . . . . . . . . . . . . . . . . . . . . . . . . . . </text:p>
                  </text:list-item>
                  <text:list-item>
                    <text:p text:style-name="P7">Limbajul C# <text:s/>. . . . . . . . . . . . . . . . . . . . . . . . . . . . . . . . . . . . . . . . . . </text:p>
                  </text:list-item>
                  <text:list-item>
                    <text:p text:style-name="P7">Telerik report . . . . . . . . . . . . . . . . . . . . . . . . . . . . . . . . . . . . . . . . . .</text:p>
                  </text:list-item>
                </text:list>
              </text:list-item>
              <text:list-item>
                <text:p text:style-name="P6">Prezentarea aplicației</text:p>
                <text:list>
                  <text:list-item>
                    <text:p text:style-name="P8">Arhitectura aplicației . . . . . . . . . . . . . . . . . . . . . . . . . . . . . . . . . . . .</text:p>
                  </text:list-item>
                  <text:list-item>
                    <text:p text:style-name="P7">Introducerea de date <text:s/>. . . . . . . . . . . . . . . . . . . . . . . . . . . . . . . . . . . .</text:p>
                  </text:list-item>
                  <text:list-item>
                    <text:p text:style-name="P7">Adăugarea de facturi . . . . . . . . . . . . . . . . . . . . . . . . . . . . . . . . . . . .</text:p>
                  </text:list-item>
                  <text:list-item>
                    <text:p text:style-name="P7">Vizualizarea stocurilor <text:s/>. . . . . . . . . . . . . . . . . . . . . . . . . . . . . . . . . .</text:p>
                  </text:list-item>
                  <text:list-item>
                    <text:p text:style-name="P7">Efectuarea plăților <text:s text:c="2"/>. . . . . . . . . . . . . . . . . . . . . . . . . . . . . . . . . . . . .</text:p>
                  </text:list-item>
                  <text:list-item>
                    <text:p text:style-name="P7">Generarea rapoartelor <text:s/>. . . . . . . . . . . . . . . . . . . . . . . . . . . . . . . . . . .</text:p>
                  </text:list-item>
                  <text:list-item>
                    <text:p text:style-name="P7">Utilizatori. Drepturi. Roluri <text:s/>. . . . . . . . . . . . . . . . . . . . . . . . . . . . . .</text:p>
                  </text:list-item>
                </text:list>
              </text:list-item>
              <text:list-item>
                <text:p text:style-name="P6">Bibliografie</text:p>
              </text:list-item>
            </text:list>
          </table:table-cell>
          <table:table-cell table:style-name="Table1.A2" office:value-type="string">
            <text:p text:style-name="P4">1</text:p>
            <text:p text:style-name="P2">1</text:p>
            <text:p text:style-name="P2">2</text:p>
            <text:p text:style-name="P4">3</text:p>
            <text:p text:style-name="P2">3</text:p>
            <text:p text:style-name="P2">4</text:p>
            <text:p text:style-name="P2">8</text:p>
            <text:p text:style-name="P4">14</text:p>
            <text:p text:style-name="P2">14</text:p>
            <text:p text:style-name="P2">15</text:p>
            <text:p text:style-name="P2">21</text:p>
            <text:p text:style-name="P2">30</text:p>
            <text:p text:style-name="P4">31</text:p>
            <text:p text:style-name="P2">31 </text:p>
            <text:p text:style-name="P2">37</text:p>
            <text:p text:style-name="P2">46</text:p>
            <text:p text:style-name="P2">54</text:p>
            <text:p text:style-name="P2">61</text:p>
            <text:p text:style-name="P2">66</text:p>
            <text:p text:style-name="P2">74</text:p>
            <text:p text:style-name="P4">8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>
      <style:text-properties fo:font-size="12pt" fo:language="ro" fo:country="RO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04M25S</meta:editing-duration>
    <meta:editing-cycles>72</meta:editing-cycles>
    <meta:generator>OpenOffice.org/3.2$Win32 OpenOffice.org_project/320m18$Build-9502</meta:generator>
    <dc:date>2012-06-28T05:19:29.02</dc:date>
    <meta:document-statistic meta:table-count="1" meta:image-count="0" meta:object-count="0" meta:page-count="1" meta:paragraph-count="43" meta:word-count="665" meta:character-count="1728"/>
    <meta:user-defined meta:name="Info 1"/>
    <meta:user-defined meta:name="Info 2"/>
    <meta:user-defined meta:name="Info 3"/>
    <meta:user-defined meta:name="Info 4"/>
  </office:meta>
</office:document-meta>
</file>